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1" style:family="table">
      <style:table-properties style:width="6.925in" style:rel-width="100%" table:align="left" fo:background-color="#ffffff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Heading_20_1">
      <loext:graphic-properties draw:fill="none" draw:fill-color="#ffffff"/>
      <style:paragraph-properties fo:margin-top="0in" fo:margin-bottom="0.0799in" style:contextual-spacing="false" fo:background-color="transparent"/>
    </style:style>
    <style:style style:name="P2" style:family="paragraph" style:parent-style-name="Table_20_Contents">
      <loext:graphic-properties draw:fill="none" draw:fill-color="#ffffff"/>
      <style:paragraph-properties fo:margin-top="0in" fo:margin-bottom="0.2in" style:contextual-spacing="false" style:line-height-at-least="0.15in" fo:background-color="transparent"/>
    </style:style>
    <style:style style:name="P3" style:family="paragraph" style:parent-style-name="Table_20_Contents" style:list-style-name="L1">
      <loext:graphic-properties draw:fill="none" draw:fill-color="#ffffff"/>
      <style:paragraph-properties fo:margin-top="0in" fo:margin-bottom="0.2in" style:contextual-spacing="false" style:line-height-at-least="0.15in" fo:background-color="transparent"/>
    </style:style>
    <style:style style:name="P4" style:family="paragraph" style:parent-style-name="Table_20_Contents" style:list-style-name="L2">
      <loext:graphic-properties draw:fill="none" draw:fill-color="#ffffff"/>
      <style:paragraph-properties fo:margin-top="0in" fo:margin-bottom="0.1in" style:contextual-spacing="false" style:line-height-at-least="0.15in" fo:background-color="transparent"/>
    </style:style>
    <style:style style:name="P5" style:family="paragraph" style:parent-style-name="Table_20_Contents" style:list-style-name="L2">
      <loext:graphic-properties draw:fill="none" draw:fill-color="#ffffff"/>
      <style:paragraph-properties fo:margin-top="0in" fo:margin-bottom="0.2in" style:contextual-spacing="false" style:line-height-at-least="0.15in" fo:background-color="transparent"/>
    </style:style>
    <style:style style:name="P6" style:family="paragraph" style:parent-style-name="Table_20_Contents">
      <loext:graphic-properties draw:fill="none" draw:fill-color="#ffffff"/>
      <style:paragraph-properties fo:margin-top="0in" fo:margin-bottom="0.1in" style:contextual-spacing="false" style:line-height-at-least="0.15in" fo:background-color="transparent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.1in" style:contextual-spacing="false" style:line-height-at-least="0.15in" fo:orphans="2" fo:widows="2" fo:text-indent="0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" style:family="text">
      <style:text-properties style:font-name="Liberation Serif1" fo:font-size="24pt" fo:font-style="italic" fo:font-weight="bold"/>
    </style:style>
    <style:style style:name="T2" style:family="text">
      <style:text-properties fo:color="#000080" loext:opacity="100%"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1865455187184">
          <table:table-cell table:style-name="Table1.A1" office:value-type="string">
            <text:h text:style-name="P1" text:outline-level="1"><text:span text:style-name="Emphasis"><text:span text:style-name="T1">RAPORT</text:span></text:span></text:h>
            <text:p text:style-name="P2">Environment: Testing Stage</text:p>
            <text:p text:style-name="P2">Browser- Google Chrome Versiunea 112.0.5615.138 (Versiune oficială) (64 de biți)</text:p>
            <text:p text:style-name="P2">Rezultatele testarii sunt prezentate prin urmatorul test run:</text:p>
            <text:p text:style-name="P2">Test Rail Link: <text:a xlink:type="simple" xlink:href="https://ramonatrinc27.testrail.io/index.php?/runs/view/1&amp;group_by=cases:section_id&amp;group_order=asc" text:style-name="Internet_20_link" text:visited-style-name="Visited_20_Internet_20_Link"><text:span text:style-name="T2">https://ramonatrinc27.testrail.io/index.php?/runs/view/1&amp;group_by=cases:section_id&amp;group_order=asc</text:span></text:a></text:p>
            <text:p text:style-name="P2">Rezultate: 50% passed, 25% Blocked, 25% Failed.</text:p>
            <text:p text:style-name="P2">Test Case-urile sunt marcate ca Blocked deoarece:</text:p>
            <text:list xml:id="list300471653" text:style-name="L1">
              <text:list-item>
                <text:p text:style-name="P3">[A]: <text:a xlink:type="simple" xlink:href="https://borzaramonasorina.atlassian.net/browse/QS1-9" text:style-name="Internet_20_link" text:visited-style-name="Visited_20_Internet_20_Link"><text:span text:style-name="T2">https://borzaramonasorina.atlassian.net/browse/QS1-9</text:span></text:a></text:p>
              </text:list-item>
            </text:list>
            <text:p text:style-name="P2">Test Case-urile sunt marcate ca Failed deoarece:</text:p>
            <text:list xml:id="list3634992055" text:style-name="L2">
              <text:list-item>
                <text:p text:style-name="P4">[D]: <text:a xlink:type="simple" xlink:href="https://borzaramonasorina.atlassian.net/browse/QS1-6" text:style-name="Internet_20_link" text:visited-style-name="Visited_20_Internet_20_Link"><text:span text:style-name="T2">https://borzaramonasorina.atlassian.net/browse/QS1-6</text:span></text:a></text:p>
              </text:list-item>
              <text:list-item>
                <text:p text:style-name="P4">[A]: <text:a xlink:type="simple" xlink:href="https://borzaramonasorina.atlassian.net/browse/QS1-8" text:style-name="Internet_20_link" text:visited-style-name="Visited_20_Internet_20_Link"><text:span text:style-name="T2">https://borzaramonasorina.atlassian.net/browse/QS1-8</text:span></text:a></text:p>
              </text:list-item>
              <text:list-item>
                <text:p text:style-name="P5">[A]: <text:a xlink:type="simple" xlink:href="https://borzaramonasorina.atlassian.net/browse/QS1-9" text:style-name="Internet_20_link" text:visited-style-name="Visited_20_Internet_20_Link"><text:span text:style-name="T2">https://borzaramonasorina.atlassian.net/browse/QS1-9</text:span></text:a></text:p>
              </text:list-item>
            </text:list>
            <text:p text:style-name="P6">QA Failed</text:p>
          </table:table-cell>
        </table:table-row>
      </table:table>
      <text:p text:style-name="P7">Generată la Mon Mar 04 22:08:01 UTC 2024 de Ramona Borza utilizând JIRA 1001.0.0-SNAPSHOT#100247-rev:a08878de81a0f854960ce1499f17a1bd0ecbe1a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01:59:25.784000000</meta:creation-date>
    <dc:date>2024-03-09T01:59:42.933000000</dc:date>
    <meta:editing-duration>PT17S</meta:editing-duration>
    <meta:editing-cycles>1</meta:editing-cycles>
    <meta:document-statistic meta:table-count="1" meta:image-count="0" meta:object-count="0" meta:page-count="1" meta:paragraph-count="14" meta:word-count="75" meta:character-count="814" meta:non-whitespace-character-count="757"/>
    <meta:generator>LibreOffice/7.3.4.2$Windows_X86_64 LibreOffice_project/728fec16bd5f605073805c3c9e7c4212a0120dc5</meta:generator>
  </office:meta>
</office:document-meta>
</file>